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8b2f" officeooo:paragraph-rsid="000d8b2f"/>
    </style:style>
    <style:style style:name="P2" style:family="paragraph" style:parent-style-name="Standard">
      <style:text-properties officeooo:rsid="000e5009" officeooo:paragraph-rsid="000e5009"/>
    </style:style>
    <style:style style:name="P3" style:family="paragraph" style:parent-style-name="Standard">
      <style:text-properties officeooo:rsid="000fd6dd" officeooo:paragraph-rsid="000fd6dd"/>
    </style:style>
    <style:style style:name="P4" style:family="paragraph" style:parent-style-name="Standard">
      <style:text-properties officeooo:rsid="0011bae1" officeooo:paragraph-rsid="0011bae1"/>
    </style:style>
    <style:style style:name="P5" style:family="paragraph" style:parent-style-name="Standard">
      <style:text-properties officeooo:rsid="001353d4" officeooo:paragraph-rsid="001353d4"/>
    </style:style>
    <style:style style:name="P6" style:family="paragraph" style:parent-style-name="Standard">
      <style:text-properties officeooo:rsid="00146430" officeooo:paragraph-rsid="00146430"/>
    </style:style>
    <style:style style:name="P7" style:family="paragraph" style:parent-style-name="Standard">
      <style:text-properties officeooo:rsid="001837ea" officeooo:paragraph-rsid="001837ea"/>
    </style:style>
    <style:style style:name="T1" style:family="text">
      <style:text-properties officeooo:rsid="0016ca9a"/>
    </style:style>
    <style:style style:name="T2" style:family="text">
      <style:text-properties officeooo:rsid="001837ea"/>
    </style:style>
    <style:style style:name="T3" style:family="text">
      <style:text-properties officeooo:rsid="0019eb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.</text:p>
      <text:p text:style-name="P1">The GET message shows HTTP version 1.1, so my browser is running HTTP version 1.1.</text:p>
      <text:p text:style-name="P1">The OK message shows HTTP version 1.1 as well. So, the server is also running HTTP version 1.1.</text:p>
      <text:p text:style-name="P1"/>
      <text:p text:style-name="P1">Q2.</text:p>
      <text:p text:style-name="P1">The browser can accept English-US and English languages as shown in the screenshot.</text:p>
      <text:p text:style-name="P1"/>
      <text:p text:style-name="P1">Q3.</text:p>
      <text:p text:style-name="P1">IP address of my computer: 192.168.1.145</text:p>
      <text:p text:style-name="P1">IP address of the server: 128.119.245.12</text:p>
      <text:p text:style-name="P1"/>
      <text:p text:style-name="P1">Q4.</text:p>
      <text:p text:style-name="P1">Status code returned by the server : 304</text:p>
      <text:p text:style-name="P3">Note: I had tried loading the page earlier. So the browser performed a conditional GET. I will make sure that the students have made a fresh request while grading the lab work.</text:p>
      <text:p text:style-name="P1"/>
      <text:p text:style-name="P1">Q5.</text:p>
      <text:p text:style-name="P1">As seen in question number 4, the document was not modified and we received a status code 304. So, no last modified date available.</text:p>
      <text:p text:style-name="P2">NOTE: I'll make sure to check what response did the students receive for this particular task even though I received status code 304.</text:p>
      <text:p text:style-name="P1"/>
      <text:p text:style-name="P1">Q6.</text:p>
      <text:p text:style-name="P2">As it can be seen on the screenshot, 239 bytes were received.</text:p>
      <text:p text:style-name="P2"/>
      <text:p text:style-name="P2">Q7.</text:p>
      <text:p text:style-name="P2">Yes, there are other protocol headers in the packet content window that are not displayed on the packet listing window because we have used a filter to see only HTTP messages in the packet listing window.</text:p>
      <text:p text:style-name="P2">One of the headers is TCP header.</text:p>
      <text:p text:style-name="P2"/>
      <text:p text:style-name="P2">Q8.</text:p>
      <text:p text:style-name="P3">No</text:p>
      <text:p text:style-name="P3"/>
      <text:p text:style-name="P3">Q9.</text:p>
      <text:p text:style-name="P4">Yes. Because we received a response from the server as OK and the status code was 200.</text:p>
      <text:p text:style-name="P4"/>
      <text:p text:style-name="P4">Q10.</text:p>
      <text:p text:style-name="P4">Yes. The contents :Sun, 07 Oct 2018 05:59:01 GMT</text:p>
      <text:p text:style-name="P4"/>
      <text:p text:style-name="P4">Q11.</text:p>
      <text:p text:style-name="P4">Status code: 304 Phrase returned: Not modified</text:p>
      <text:p text:style-name="P4">Since the file was not modified, the file was retrieved from the cache of the browser rather than the server itself.</text:p>
      <text:p text:style-name="P4"/>
      <text:p text:style-name="P4">Q12.</text:p>
      <text:p text:style-name="P4">Only 1</text:p>
      <text:p text:style-name="P5">Packet number 16 </text:p>
      <text:p text:style-name="P5"/>
      <text:p text:style-name="P5"/>
      <text:p text:style-name="P5"><text:soft-page-break/>Q13.</text:p>
      <text:p text:style-name="P5">Packet number 24 as seen in the screenshot</text:p>
      <text:p text:style-name="P5"/>
      <text:p text:style-name="P5">Q14.</text:p>
      <text:p text:style-name="P5">Status code: 200</text:p>
      <text:p text:style-name="P5">Phrase:OK</text:p>
      <text:p text:style-name="P5"/>
      <text:p text:style-name="P5">Q15.</text:p>
      <text:p text:style-name="P5">We required <text:span text:style-name="T3">4</text:span> TC<text:span text:style-name="T2">P</text:span> segments for this task.</text:p>
      <text:p text:style-name="P5"/>
      <text:p text:style-name="P5">Q16.</text:p>
      <text:p text:style-name="P6">3 GET requests</text:p>
      <text:p text:style-name="P6">IP addresses were: </text:p>
      <text:p text:style-name="P6"><text:tab/>128.119.245.12, 128.119.245.12, 128.119.245.12 i.e., <text:span text:style-name="T1">the browser on our computer made request </text:span>to the same address as seen in the screenshot</text:p>
      <text:p text:style-name="P6"/>
      <text:p text:style-name="P6">Q17.</text:p>
      <text:p text:style-name="P6">The browser downloaded the images <text:span text:style-name="T1">serially</text:span>. <text:span text:style-name="T1">As seen in the screenshot,the second image has been requested after the first image was fetched.</text:span></text:p>
      <text:p text:style-name="P6"/>
      <text:p text:style-name="P7">Q18.</text:p>
      <text:p text:style-name="P7">Status code 401</text:p>
      <text:p text:style-name="P7">Response Phrase: Unauthorized</text:p>
      <text:p text:style-name="P7"/>
      <text:p text:style-name="P7">Q19.</text:p>
      <text:p text:style-name="P7">The new field is Authorizaion : Basic .</text:p>
      <text:p text:style-name="P6"/>
      <text:p text:style-name="P5"/>
      <text:p text:style-name="P4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13:53:40.292582732</meta:creation-date>
    <dc:date>2018-10-07T15:37:46.514263329</dc:date>
    <meta:editing-duration>PT12M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49" meta:word-count="361" meta:character-count="2010" meta:non-whitespace-character-count="1695"/>
  </office:meta>
</office:document-meta>
</file>